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d1987" officeooo:paragraph-rsid="000d1987"/>
    </style:style>
    <style:style style:name="P2" style:family="paragraph" style:parent-style-name="Text_20_body">
      <style:text-properties officeooo:paragraph-rsid="000d1987"/>
    </style:style>
    <style:style style:name="P3" style:family="paragraph" style:parent-style-name="Text_20_body">
      <style:text-properties officeooo:paragraph-rsid="000dd012"/>
    </style:style>
    <style:style style:name="P4" style:family="paragraph" style:parent-style-name="Title">
      <style:text-properties officeooo:rsid="000d1987" officeooo:paragraph-rsid="000d1987"/>
    </style:style>
    <style:style style:name="T1" style:family="text">
      <style:text-properties officeooo:rsid="000d1987"/>
    </style:style>
    <style:style style:name="T2" style:family="text">
      <style:text-properties officeooo:rsid="000dd012"/>
    </style:style>
    <style:style style:name="T3" style:family="text">
      <style:text-properties officeooo:rsid="000dd2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aw thought: Aliens and dimensions</text:p>
      <text:p text:style-name="P1"/>
      <text:p text:style-name="P2"><text:span text:style-name="T1">Okay, this title is a bit supernatural, but I mean it more as a way of perceiving the world. My cat feels less alien to me than my neighbor who is a human. Yet there are also communities in which </text:span><text:span text:style-name="T2">I</text:span><text:span text:style-name="T1"> feel less alien </text:span><text:span text:style-name="T2">t</text:span><text:span text:style-name="T1">han other communities do.</text:span></text:p>
      <text:p text:style-name="Standard"/>
      <text:p text:style-name="P2"><text:span text:style-name="T1">I was thinking about this, because I was meditating and thoughts crossed my mind about the situation the world is in right now. The corona crises and people being either supportive or </text:span><text:span text:style-name="T2">opposing</text:span><text:span text:style-name="T1"> one movement or another, </text:span><text:span text:style-name="T2">the elections coming our way and the lack of love for one another during these times. Or at least, this is what I perceive.</text:span><text:span text:style-name="T1"> I was thinking about how order and chaos mixes in with all of this. As the measurements to ‘take control of the </text:span><text:span text:style-name="T2">pandemic</text:span><text:span text:style-name="T1">’ are very invasive. And you may argue that once ‘full control’ is established, the situation can be dealt with. But what does full control mean?</text:span></text:p>
      <text:p text:style-name="Standard"/>
      <text:p text:style-name="P2"><text:span text:style-name="T1">Full control, I think, is theoretical probable but hard to realize (actually more in the lines of impossible). Because if a consensus is established now, time moves on, people come across a myriad of changes in their lives that evolve into different “better” tomorrows in which new “chaos” arises to compete with the established “order”.</text:span></text:p>
      <text:p text:style-name="Standard"/>
      <text:p text:style-name="P1">In a way, you could say that everyone is traveling live through their own “dimension”, their own slice of reality. And yes, if every molecule and though<text:span text:style-name="T2">t</text:span> in the physical and subjective world can be controlled, it is possible to create “order”. Yet this leaves no room for chaos, no room to cultivate or evolve to. I think that is bad. <text:span text:style-name="T2">I value uniqueness and challenge.</text:span></text:p>
      <text:p text:style-name="Standard"/>
      <text:p text:style-name="P3"><text:span text:style-name="T1">I think, leaving room for both a bit of order, and a bit of chaos (yin-yang) is what we need to strive for. Realizing that this alienates peopl</text:span><text:span text:style-name="T2">e.</text:span><text:span text:style-name="T1"> </text:span><text:span text:style-name="T2">S</text:span><text:span text:style-name="T1">ome from their dimension will see only chaos and request more order, while orders see only order and request more chaos. This alienation that is around </text:span><text:span text:style-name="T2">us</text:span><text:span text:style-name="T1"> always, I think, is something we need to integrate into our paradigm. Something to be at piece with. And realize that whatever is happening, people are not in your dimension, reach out to them to see the world the way you see it, and be curious as to what their </text:span><text:span text:style-name="T2">dimension</text:span><text:span text:style-name="T1"> looks like. So for a single moment in time, you get a true connection with another Being in this world, and realize that this </text:span><text:span text:style-name="T2">connection is fleeting</text:span><text:span text:style-name="T1">. </text:span></text:p>
      <text:p text:style-name="Standard"/>
      <text:p text:style-name="P3"><text:span text:style-name="T2">And I think that that is beautiful, and has its place in the world. It gives meaning to action. Realizing someone is asking you to you the world the way you do, to take a glimpse into your dimension. That is a form of love. And that needs to be valued. </text:span><text:span text:style-name="T3">Lest the world be alien to you, and you live in solitude in your dimens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5:21:13.262000000</meta:creation-date>
    <dc:date>2021-01-21T15:40:31.758000000</dc:date>
    <meta:editing-duration>PT6M37S</meta:editing-duration>
    <meta:editing-cycles>2</meta:editing-cycles>
    <meta:generator>LibreOffice/7.0.1.2$Windows_X86_64 LibreOffice_project/7cbcfc562f6eb6708b5ff7d7397325de9e764452</meta:generator>
    <meta:document-statistic meta:table-count="0" meta:image-count="0" meta:object-count="0" meta:page-count="1" meta:paragraph-count="7" meta:word-count="482" meta:character-count="2638" meta:non-whitespace-character-count="2162"/>
  </office:meta>
</office:document-meta>
</file>